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69.28mm" svg:height="189.12mm" svg:x="66.09mm" svg:y="7.17mm">
            <loext:p draw:notify-on-update-of-ranges="Feuille1.A17:Feuille1.A48 Feuille1.B17:Feuille1.B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-sin/cos</text:p>
          </table:table-cell>
        </table:table-row>
        <table:table-row table:style-name="ro1">
          <table:table-cell office:value-type="float" office:value="-1.5" calcext:value-type="float">
            <text:p>-1,5</text:p>
          </table:table-cell>
          <table:table-cell table:formula="of:=(1-SIN([.A2]))/COS([.A2])" office:value-type="float" office:value="28.2382528501416" calcext:value-type="float">
            <text:p>28,2382528501</text:p>
          </table:table-cell>
        </table:table-row>
        <table:table-row table:style-name="ro1">
          <table:table-cell office:value-type="float" office:value="-1.4" calcext:value-type="float">
            <text:p>-1,4</text:p>
          </table:table-cell>
          <table:table-cell table:formula="of:=(1-SIN([.A3]))/COS([.A3])" office:value-type="float" office:value="11.6813738003102" calcext:value-type="float">
            <text:p>11,6813738003</text:p>
          </table:table-cell>
        </table:table-row>
        <table:table-row table:style-name="ro1">
          <table:table-cell office:value-type="float" office:value="-1.3" calcext:value-type="float">
            <text:p>-1,3</text:p>
          </table:table-cell>
          <table:table-cell table:formula="of:=(1-SIN([.A4]))/COS([.A4])" office:value-type="float" office:value="7.34043657504342" calcext:value-type="float">
            <text:p>7,340436575</text:p>
          </table:table-cell>
        </table:table-row>
        <table:table-row table:style-name="ro1">
          <table:table-cell office:value-type="float" office:value="-1.2" calcext:value-type="float">
            <text:p>-1,2</text:p>
          </table:table-cell>
          <table:table-cell table:formula="of:=(1-SIN([.A5]))/COS([.A5])" office:value-type="float" office:value="5.33185522345872" calcext:value-type="float">
            <text:p>5,3318552235</text:p>
          </table:table-cell>
        </table:table-row>
        <table:table-row table:style-name="ro1">
          <table:table-cell office:value-type="float" office:value="-1.1" calcext:value-type="float">
            <text:p>-1,1</text:p>
          </table:table-cell>
          <table:table-cell table:formula="of:=(1-SIN([.A6]))/COS([.A6])" office:value-type="float" office:value="4.16936404596601" calcext:value-type="float">
            <text:p>4,16936404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(1-SIN([.A7]))/COS([.A7])" office:value-type="float" office:value="3.40822344233583" calcext:value-type="float">
            <text:p>3,4082234423</text:p>
          </table:table-cell>
        </table:table-row>
        <table:table-row table:style-name="ro1">
          <table:table-cell office:value-type="float" office:value="-0.9" calcext:value-type="float">
            <text:p>-0,9</text:p>
          </table:table-cell>
          <table:table-cell table:formula="of:=(1-SIN([.A8]))/COS([.A8])" office:value-type="float" office:value="2.86888402801639" calcext:value-type="float">
            <text:p>2,868884028</text:p>
          </table:table-cell>
        </table:table-row>
        <table:table-row table:style-name="ro1">
          <table:table-cell office:value-type="float" office:value="-0.8" calcext:value-type="float">
            <text:p>-0,8</text:p>
          </table:table-cell>
          <table:table-cell table:formula="of:=(1-SIN([.A9]))/COS([.A9])" office:value-type="float" office:value="2.4649627567226" calcext:value-type="float">
            <text:p>2,4649627567</text:p>
          </table:table-cell>
        </table:table-row>
        <table:table-row table:style-name="ro1">
          <table:table-cell office:value-type="float" office:value="-0.7" calcext:value-type="float">
            <text:p>-0,7</text:p>
          </table:table-cell>
          <table:table-cell table:formula="of:=(1-SIN([.A10]))/COS([.A10])" office:value-type="float" office:value="2.14974764019667" calcext:value-type="float">
            <text:p>2,1497476402</text:p>
          </table:table-cell>
        </table:table-row>
        <table:table-row table:style-name="ro1">
          <table:table-cell office:value-type="float" office:value="-0.6" calcext:value-type="float">
            <text:p>-0,6</text:p>
          </table:table-cell>
          <table:table-cell table:formula="of:=(1-SIN([.A11]))/COS([.A11])" office:value-type="float" office:value="1.89576512285401" calcext:value-type="float">
            <text:p>1,8957651229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table:formula="of:=(1-SIN([.A12]))/COS([.A12])" office:value-type="float" office:value="1.68579641716834" calcext:value-type="float">
            <text:p>1,6857964172</text:p>
          </table:table-cell>
        </table:table-row>
        <table:table-row table:style-name="ro1">
          <table:table-cell office:value-type="float" office:value="-0.4" calcext:value-type="float">
            <text:p>-0,4</text:p>
          </table:table-cell>
          <table:table-cell table:formula="of:=(1-SIN([.A13]))/COS([.A13])" office:value-type="float" office:value="1.5084976471214" calcext:value-type="float">
            <text:p>1,5084976471</text:p>
          </table:table-cell>
        </table:table-row>
        <table:table-row table:style-name="ro1">
          <table:table-cell office:value-type="float" office:value="-0.3" calcext:value-type="float">
            <text:p>-0,3</text:p>
          </table:table-cell>
          <table:table-cell table:formula="of:=(1-SIN([.A14]))/COS([.A14])" office:value-type="float" office:value="1.35608785114771" calcext:value-type="float">
            <text:p>1,3560878511</text:p>
          </table:table-cell>
        </table:table-row>
        <table:table-row table:style-name="ro1">
          <table:table-cell office:value-type="float" office:value="-0.2" calcext:value-type="float">
            <text:p>-0,2</text:p>
          </table:table-cell>
          <table:table-cell table:formula="of:=(1-SIN([.A15]))/COS([.A15])" office:value-type="float" office:value="1.22304888044987" calcext:value-type="float">
            <text:p>1,2230488804</text:p>
          </table:table-cell>
        </table:table-row>
        <table:table-row table:style-name="ro1">
          <table:table-cell office:value-type="float" office:value="-0.0999999999999996" calcext:value-type="float">
            <text:p>-0,1</text:p>
          </table:table-cell>
          <table:table-cell table:formula="of:=(1-SIN([.A16]))/COS([.A16])" office:value-type="float" office:value="1.10535559048591" calcext:value-type="float">
            <text:p>1,1053555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1-SIN([.A17]))/COS([.A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(1-SIN([.A18]))/COS([.A18])" office:value-type="float" office:value="0.904686246315005" calcext:value-type="float">
            <text:p>0,904686246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(1-SIN([.A19]))/COS([.A19])" office:value-type="float" office:value="0.81762880943252" calcext:value-type="float">
            <text:p>0,817628809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(1-SIN([.A20]))/COS([.A20])" office:value-type="float" office:value="0.737415351928462" calcext:value-type="float">
            <text:p>0,7374153519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(1-SIN([.A21]))/COS([.A21])" office:value-type="float" office:value="0.662911209645077" calcext:value-type="float">
            <text:p>0,662911209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(1-SIN([.A22]))/COS([.A22])" office:value-type="float" office:value="0.593191437480759" calcext:value-type="float">
            <text:p>0,593191437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(1-SIN([.A23]))/COS([.A23])" office:value-type="float" office:value="0.527491506170624" calcext:value-type="float">
            <text:p>0,5274915062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(1-SIN([.A24]))/COS([.A24])" office:value-type="float" office:value="0.465170879270514" calcext:value-type="float">
            <text:p>0,4651708793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(1-SIN([.A25]))/COS([.A25])" office:value-type="float" office:value="0.405685642621876" calcext:value-type="float">
            <text:p>0,4056856426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(1-SIN([.A26]))/COS([.A26])" office:value-type="float" office:value="0.34856759291571" calcext:value-type="float">
            <text:p>0,34856759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-SIN([.A27]))/COS([.A27])" office:value-type="float" office:value="0.293407993026023" calcext:value-type="float">
            <text:p>0,293407993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formula="of:=(1-SIN([.A28]))/COS([.A28])" office:value-type="float" office:value="0.239844731468707" calcext:value-type="float">
            <text:p>0,2398447315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(1-SIN([.A29]))/COS([.A29])" office:value-type="float" office:value="0.187551979206088" calcext:value-type="float">
            <text:p>0,1875519792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formula="of:=(1-SIN([.A30]))/COS([.A30])" office:value-type="float" office:value="0.136231679107463" calcext:value-type="float">
            <text:p>0,1362316791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(1-SIN([.A31]))/COS([.A31])" office:value-type="float" office:value="0.0856063693444554" calcext:value-type="float">
            <text:p>0,085606369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(1-SIN([.A32]))/COS([.A32])" office:value-type="float" office:value="0.0354129557981835" calcext:value-type="float">
            <text:p>0,0354129558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(1-SIN([.A33]))/COS([.A33])" office:value-type="float" office:value="-0.014602874461274" calcext:value-type="float">
            <text:p>-0,0146028745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(1-SIN([.A34]))/COS([.A34])" office:value-type="float" office:value="-0.0646918565911973" calcext:value-type="float">
            <text:p>-0,0646918566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(1-SIN([.A35]))/COS([.A35])" office:value-type="float" office:value="-0.115106197225569" calcext:value-type="float">
            <text:p>-0,1151061972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(1-SIN([.A36]))/COS([.A36])" office:value-type="float" office:value="-0.16610468699492" calcext:value-type="float">
            <text:p>-0,1661046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-SIN([.A37]))/COS([.A37])" office:value-type="float" office:value="-0.217958098460862" calcext:value-type="float">
            <text:p>-0,2179580985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table:formula="of:=(1-SIN([.A38]))/COS([.A38])" office:value-type="float" office:value="-0.270955113062716" calcext:value-type="float">
            <text:p>-0,2709551131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(1-SIN([.A39]))/COS([.A39])" office:value-type="float" office:value="-0.325409061368558" calcext:value-type="float">
            <text:p>-0,3254090614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table:formula="of:=(1-SIN([.A40]))/COS([.A40])" office:value-type="float" office:value="-0.381665825726123" calcext:value-type="float">
            <text:p>-0,3816658257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table:formula="of:=(1-SIN([.A41]))/COS([.A41])" office:value-type="float" office:value="-0.44011335140094" calcext:value-type="float">
            <text:p>-0,4401133514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(1-SIN([.A42]))/COS([.A42])" office:value-type="float" office:value="-0.501193354230158" calcext:value-type="float">
            <text:p>-0,5011933542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(1-SIN([.A43]))/COS([.A43])" office:value-type="float" office:value="-0.565416019610106" calcext:value-type="float">
            <text:p>-0,5654160196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table:formula="of:=(1-SIN([.A44]))/COS([.A44])" office:value-type="float" office:value="-0.633378790423302" calcext:value-type="float">
            <text:p>-0,6333787904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table:formula="of:=(1-SIN([.A45]))/COS([.A45])" office:value-type="float" office:value="-0.70579078964755" calcext:value-type="float">
            <text:p>-0,7057907896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table:formula="of:=(1-SIN([.A46]))/COS([.A46])" office:value-type="float" office:value="-0.783505096400124" calcext:value-type="float">
            <text:p>-0,78350509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-SIN([.A47]))/COS([.A47])" office:value-type="float" office:value="-0.867562122833716" calcext:value-type="float">
            <text:p>-0,8675621228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(1-SIN([.A48]))/COS([.A48])" office:value-type="float" office:value="-0.959248943753572" calcext:value-type="float">
            <text:p>-0,9592489438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(1-SIN([.A49]))/COS([.A49])" office:value-type="float" office:value="-1.06018199142132" calcext:value-type="float">
            <text:p>-1,0601819914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(1-SIN([.A50]))/COS([.A50])" office:value-type="float" office:value="-1.17242472141996" calcext:value-type="float">
            <text:p>-1,1724247214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(1-SIN([.A51]))/COS([.A51])" office:value-type="float" office:value="-1.29865892557886" calcext:value-type="float">
            <text:p>-1,2986589256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(1-SIN([.A52]))/COS([.A52])" office:value-type="float" office:value="-1.44244068735041" calcext:value-type="float">
            <text:p>-1,4424406874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(1-SIN([.A53]))/COS([.A53])" office:value-type="float" office:value="-1.60859426242323" calcext:value-type="float">
            <text:p>-1,6085942624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(1-SIN([.A54]))/COS([.A54])" office:value-type="float" office:value="-1.80383926860985" calcext:value-type="float">
            <text:p>-1,8038392686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(1-SIN([.A55]))/COS([.A55])" office:value-type="float" office:value="-2.03783020047868" calcext:value-type="float">
            <text:p>-2,0378302005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(1-SIN([.A56]))/COS([.A56])" office:value-type="float" office:value="-2.32496356673866" calcext:value-type="float">
            <text:p>-2,3249635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-SIN([.A57]))/COS([.A57])" office:value-type="float" office:value="-2.68770693881597" calcext:value-type="float">
            <text:p>-2,6877069388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(1-SIN([.A58]))/COS([.A58])" office:value-type="float" office:value="-3.1631895679196" calcext:value-type="float">
            <text:p>-3,1631895679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(1-SIN([.A59]))/COS([.A59])" office:value-type="float" office:value="-3.81751037599834" calcext:value-type="float">
            <text:p>-3,817510376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(1-SIN([.A60]))/COS([.A60])" office:value-type="float" office:value="-4.78086301128163" calcext:value-type="float">
            <text:p>-4,7808630113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(1-SIN([.A61]))/COS([.A61])" office:value-type="float" office:value="-6.35012478172789" calcext:value-type="float">
            <text:p>-6,350124781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(1-SIN([.A62]))/COS([.A62])" office:value-type="float" office:value="-9.38125960291951" calcext:value-type="float">
            <text:p>-9,3812596029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(1-SIN([.A63]))/COS([.A63])" office:value-type="float" office:value="-17.7766035070076" calcext:value-type="float">
            <text:p>-17,776603507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(1-SIN([.A64]))/COS([.A64])" office:value-type="float" office:value="-161.431720504374" calcext:value-type="float">
            <text:p>-161,43172050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0:21:12.817500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09:43:43.761327277</meta:creation-date>
    <dc:date>2016-10-18T10:23:46.058008971</dc:date>
    <meta:editing-duration>PT17M39S</meta:editing-duration>
    <meta:editing-cycles>4</meta:editing-cycles>
    <meta:generator>LibreOffice/5.1.4.2$Linux_X86_64 LibreOffice_project/10m0$Build-2</meta:generator>
    <meta:document-statistic meta:table-count="1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29cm" svg:height="18.913cm" xlink:href=".." xlink:type="simple" chart:class="chart:scatter" chart:style-name="ch1">
        <chart:legend chart:legend-position="end" svg:x="22.145cm" svg:y="8.908cm" style:legend-expansion="high" chart:style-name="ch2"/>
        <chart:plot-area chart:style-name="ch3" table:cell-range-address="Feuille1.A17:Feuille1.A48 Feuille1.B17:Feuille1.B63" svg:x="0.538cm" svg:y="0.378cm" svg:width="21.069cm" svg:height="18.157cm">
          <chartooo:coordinate-region svg:x="1.371cm" svg:y="0.577cm" svg:width="19.996cm" svg:height="17.7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17:Feuille1.B63" chart:class="chart:scatter">
            <chart:domain table:cell-range-address="Feuille1.A17:Feuille1.A48"/>
            <chart:regression-curve chart:style-name="ch7">
              <chart:equation chart:display-equation="true" chart:display-r-square="true" svg:x="1.564cm" svg:y="0.869cm"/>
            </chart:regression-curve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17:Feuille1.A48</svg:desc>
                </draw:g>
              </table:table-cell>
              <table:table-cell office:value-type="float" office:value="1">
                <text:p>1</text:p>
                <draw:g>
                  <svg:desc>Feuille1.B17:Feuille1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04686246315005">
                <text:p>0.904686246315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81762880943252">
                <text:p>0.81762880943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737415351928462">
                <text:p>0.73741535192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62911209645077">
                <text:p>0.662911209645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93191437480759">
                <text:p>0.593191437480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27491506170624">
                <text:p>0.527491506170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465170879270514">
                <text:p>0.4651708792705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405685642621876">
                <text:p>0.405685642621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34856759291571">
                <text:p>0.34856759291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293407993026023">
                <text:p>0.293407993026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239844731468707">
                <text:p>0.239844731468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187551979206088">
                <text:p>0.187551979206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136231679107463">
                <text:p>0.136231679107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0856063693444554">
                <text:p>0.0856063693444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354129557981835">
                <text:p>0.0354129557981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0.014602874461274">
                <text:p>-0.0146028744612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0.0646918565911973">
                <text:p>-0.06469185659119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0.115106197225569">
                <text:p>-0.1151061972255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0.16610468699492">
                <text:p>-0.166104686994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0.217958098460862">
                <text:p>-0.2179580984608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0.270955113062716">
                <text:p>-0.270955113062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0.325409061368558">
                <text:p>-0.325409061368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0.381665825726123">
                <text:p>-0.3816658257261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44011335140094">
                <text:p>-0.440113351400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501193354230158">
                <text:p>-0.501193354230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565416019610106">
                <text:p>-0.5654160196101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0.633378790423302">
                <text:p>-0.6333787904233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0.70579078964755">
                <text:p>-0.705790789647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0.783505096400124">
                <text:p>-0.7835050964001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0.867562122833716">
                <text:p>-0.8675621228337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-0.959248943753572">
                <text:p>-0.9592489437535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-1.06018199142132">
                <text:p>-1.06018199142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-1.17242472141996">
                <text:p>-1.17242472141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-1.29865892557886">
                <text:p>-1.298658925578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-1.44244068735041">
                <text:p>-1.44244068735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-1.60859426242323">
                <text:p>-1.608594262423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-1.80383926860985">
                <text:p>-1.80383926860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-2.03783020047868">
                <text:p>-2.037830200478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-2.32496356673866">
                <text:p>-2.3249635667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-2.68770693881597">
                <text:p>-2.687706938815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-3.1631895679196">
                <text:p>-3.16318956791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-3.81751037599834">
                <text:p>-3.817510375998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-4.78086301128163">
                <text:p>-4.780863011281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-6.35012478172789">
                <text:p>-6.350124781727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-9.38125960291951">
                <text:p>-9.381259602919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-17.7766035070076">
                <text:p>-17.77660350700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